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eorgia" svg:font-family="Georgia"/>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8in" table:align="left" style:writing-mode="lr-tb"/>
    </style:style>
    <style:style style:name="Table1.A" style:family="table-column">
      <style:table-column-properties style:column-width="0.8125in"/>
    </style:style>
    <style:style style:name="Table1.B" style:family="table-column">
      <style:table-column-properties style:column-width="3.9375in"/>
    </style:style>
    <style:style style:name="Table1.C" style:family="table-column">
      <style:table-column-properties style:column-width="3.25in"/>
    </style:style>
    <style:style style:name="Table1.A1" style:family="table-cell">
      <style:table-cell-properties style:vertical-align="middle" fo:padding="0.0729in" fo:border="0.05pt solid #000000"/>
    </style:style>
    <style:style style:name="Table2" style:family="table">
      <style:table-properties style:width="8in" table:align="left" style:writing-mode="lr-tb"/>
    </style:style>
    <style:style style:name="Table2.A" style:family="table-column">
      <style:table-column-properties style:column-width="0.8125in"/>
    </style:style>
    <style:style style:name="Table2.B" style:family="table-column">
      <style:table-column-properties style:column-width="3.9375in"/>
    </style:style>
    <style:style style:name="Table2.C" style:family="table-column">
      <style:table-column-properties style:column-width="3.25in"/>
    </style:style>
    <style:style style:name="Table2.A1" style:family="table-cell">
      <style:table-cell-properties style:vertical-align="middle" fo:padding="0.0729in" fo:border="0.05pt solid #000000"/>
    </style:style>
    <style:style style:name="Table3" style:family="table">
      <style:table-properties style:width="8in" table:align="left" style:writing-mode="lr-tb"/>
    </style:style>
    <style:style style:name="Table3.A" style:family="table-column">
      <style:table-column-properties style:column-width="0.8125in"/>
    </style:style>
    <style:style style:name="Table3.B" style:family="table-column">
      <style:table-column-properties style:column-width="3.9375in"/>
    </style:style>
    <style:style style:name="Table3.C" style:family="table-column">
      <style:table-column-properties style:column-width="3.25in"/>
    </style:style>
    <style:style style:name="Table3.A1" style:family="table-cell">
      <style:table-cell-properties style:vertical-align="middle" fo:padding="0.0729in" fo:border="0.05pt solid #000000"/>
    </style:style>
    <style:style style:name="Table4" style:family="table">
      <style:table-properties style:width="8in" table:align="left" style:writing-mode="lr-tb"/>
    </style:style>
    <style:style style:name="Table4.A" style:family="table-column">
      <style:table-column-properties style:column-width="0.8125in"/>
    </style:style>
    <style:style style:name="Table4.B" style:family="table-column">
      <style:table-column-properties style:column-width="3.9375in"/>
    </style:style>
    <style:style style:name="Table4.C" style:family="table-column">
      <style:table-column-properties style:column-width="3.25in"/>
    </style:style>
    <style:style style:name="Table4.A1" style:family="table-cell">
      <style:table-cell-properties style:vertical-align="middle" fo:padding="0.0729in" fo:border="0.05pt solid #000000"/>
    </style:style>
    <style:style style:name="Table5" style:family="table">
      <style:table-properties style:width="8in" table:align="left" style:writing-mode="lr-tb"/>
    </style:style>
    <style:style style:name="Table5.A" style:family="table-column">
      <style:table-column-properties style:column-width="0.8125in"/>
    </style:style>
    <style:style style:name="Table5.B" style:family="table-column">
      <style:table-column-properties style:column-width="3.9375in"/>
    </style:style>
    <style:style style:name="Table5.C" style:family="table-column">
      <style:table-column-properties style:column-width="3.25in"/>
    </style:style>
    <style:style style:name="Table5.A1" style:family="table-cell">
      <style:table-cell-properties style:vertical-align="middle" fo:padding="0.0729in" fo:border="0.05pt solid #000000"/>
    </style:style>
    <style:style style:name="Table6" style:family="table">
      <style:table-properties style:width="8in" table:align="left" style:writing-mode="lr-tb"/>
    </style:style>
    <style:style style:name="Table6.A" style:family="table-column">
      <style:table-column-properties style:column-width="0.8125in"/>
    </style:style>
    <style:style style:name="Table6.B" style:family="table-column">
      <style:table-column-properties style:column-width="3.9438in"/>
    </style:style>
    <style:style style:name="Table6.C" style:family="table-column">
      <style:table-column-properties style:column-width="3.2438in"/>
    </style:style>
    <style:style style:name="Table6.A1" style:family="table-cell">
      <style:table-cell-properties style:vertical-align="middle" fo:padding="0.0729in" fo:border="0.05pt solid #000000"/>
    </style:style>
    <style:style style:name="Table7" style:family="table">
      <style:table-properties style:width="8in" table:align="left" style:writing-mode="lr-tb"/>
    </style:style>
    <style:style style:name="Table7.A" style:family="table-column">
      <style:table-column-properties style:column-width="0.8125in"/>
    </style:style>
    <style:style style:name="Table7.B" style:family="table-column">
      <style:table-column-properties style:column-width="3.9375in"/>
    </style:style>
    <style:style style:name="Table7.C" style:family="table-column">
      <style:table-column-properties style:column-width="3.25in"/>
    </style:style>
    <style:style style:name="Table7.A1" style:family="table-cell">
      <style:table-cell-properties style:vertical-align="middle" fo:padding="0.0729in" fo:border="0.05pt solid #000000"/>
    </style:style>
    <style:style style:name="Table8" style:family="table">
      <style:table-properties style:width="8in" table:align="left" style:writing-mode="lr-tb"/>
    </style:style>
    <style:style style:name="Table8.A" style:family="table-column">
      <style:table-column-properties style:column-width="0.8125in"/>
    </style:style>
    <style:style style:name="Table8.B" style:family="table-column">
      <style:table-column-properties style:column-width="3.9375in"/>
    </style:style>
    <style:style style:name="Table8.C" style:family="table-column">
      <style:table-column-properties style:column-width="3.25in"/>
    </style:style>
    <style:style style:name="Table8.A1" style:family="table-cell">
      <style:table-cell-properties style:vertical-align="middle" fo:padding="0.0729in" fo:border="0.05pt solid #000000"/>
    </style:style>
    <style:style style:name="Table9" style:family="table">
      <style:table-properties style:width="8in" table:align="left" style:writing-mode="lr-tb"/>
    </style:style>
    <style:style style:name="Table9.A" style:family="table-column">
      <style:table-column-properties style:column-width="0.8125in"/>
    </style:style>
    <style:style style:name="Table9.B" style:family="table-column">
      <style:table-column-properties style:column-width="3.9375in"/>
    </style:style>
    <style:style style:name="Table9.C" style:family="table-column">
      <style:table-column-properties style:column-width="3.25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8in" table:align="left" style:writing-mode="lr-tb"/>
    </style:style>
    <style:style style:name="Table10.A" style:family="table-column">
      <style:table-column-properties style:column-width="0.8125in"/>
    </style:style>
    <style:style style:name="Table10.B" style:family="table-column">
      <style:table-column-properties style:column-width="3.9375in"/>
    </style:style>
    <style:style style:name="Table10.C" style:family="table-column">
      <style:table-column-properties style:column-width="3.25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nsolas1" fo:font-weight="normal"/>
    </style:style>
    <style:style style:name="P2" style:family="paragraph" style:parent-style-name="Text_20_body">
      <style:paragraph-properties fo:margin-left="0.25in" fo:margin-right="0in" fo:margin-top="0in" fo:margin-bottom="0in" loext:contextual-spacing="false" fo:line-height="114%" fo:text-indent="0in" style:auto-text-indent="false" style:writing-mode="lr-tb"/>
    </style:style>
    <style:style style:name="P3" style:family="paragraph" style:parent-style-name="Text_20_body">
      <style:paragraph-properties fo:margin-left="0.5in" fo:margin-right="0in" fo:margin-top="0in" fo:margin-bottom="0in" loext:contextual-spacing="false" fo:line-height="114%" fo:text-indent="0in" style:auto-text-indent="false" style:writing-mode="lr-tb"/>
    </style:style>
    <style:style style:name="P4" style:family="paragraph" style:parent-style-name="Text_20_body">
      <style:paragraph-properties fo:margin-left="0.75in" fo:margin-right="0in" fo:margin-top="0in" fo:margin-bottom="0in" loext:contextual-spacing="false" fo:line-height="114%" fo:text-indent="0in" style:auto-text-indent="false" style:writing-mode="lr-tb"/>
    </style:style>
    <style:style style:name="P5"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14%" style:writing-mode="lr-tb"/>
      <style:text-properties fo:font-variant="normal" fo:text-transform="none" fo:color="#000000" style:text-line-through-style="none" style:text-line-through-type="none" style:font-name="Calibri" fo:font-size="11.25pt" fo:font-style="italic"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14%" style:writing-mode="lr-tb"/>
      <style:text-properties fo:font-weight="normal"/>
    </style:style>
    <style:style style:name="P9" style:family="paragraph" style:parent-style-name="Text_20_body">
      <style:paragraph-properties fo:margin-top="0in" fo:margin-bottom="0in" loext:contextual-spacing="false" fo:line-height="114%" style:writing-mode="lr-tb"/>
    </style:style>
    <style:style style:name="P10" style:family="paragraph" style:parent-style-name="Text_20_body" style:list-style-name="L7">
      <style:paragraph-properties fo:margin-top="0in" fo:margin-bottom="0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1" style:family="paragraph" style:parent-style-name="Text_20_body" style:list-style-name="L8">
      <style:paragraph-properties fo:margin-top="0in" fo:margin-bottom="0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2" style:family="paragraph" style:parent-style-name="Text_20_body" style:list-style-name="L9">
      <style:paragraph-properties fo:margin-top="0in" fo:margin-bottom="0in" loext:contextual-spacing="false" fo:line-height="114%"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list-style-name="L9">
      <style:paragraph-properties fo:margin-top="0in" fo:margin-bottom="0in" loext:contextual-spacing="false" fo:line-height="114%" fo:background-color="transparent" style:writing-mode="lr-tb">
        <style:background-image/>
      </style:paragraph-properties>
    </style:style>
    <style:style style:name="P14" style:family="paragraph" style:parent-style-name="Table_20_Contents">
      <style:text-properties officeooo:paragraph-rsid="003e45ea"/>
    </style:style>
    <style:style style:name="P15" style:family="paragraph" style:parent-style-name="Table_20_Contents">
      <style:text-properties style:font-name="Arial" officeooo:rsid="003e45ea" officeooo:paragraph-rsid="003e45ea"/>
    </style:style>
    <style:style style:name="P16" style:family="paragraph" style:parent-style-name="Table_20_Contents">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7" style:family="paragraph" style:parent-style-name="Table_20_Contents">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25pt" fo:font-style="normal" style:text-underline-style="none" fo:font-weight="normal" officeooo:paragraph-rsid="003e45ea" style:text-blinking="false" fo:background-color="transparent"/>
    </style:style>
    <style:style style:name="P18" style:family="paragraph" style:parent-style-name="Table_20_Contents">
      <style:paragraph-properties fo:margin-top="0in" fo:margin-bottom="0in" loext:contextual-spacing="false" fo:line-height="100%" style:writing-mode="lr-tb"/>
      <style:text-properties fo:font-variant="normal" fo:text-transform="none" fo:color="#000000" style:text-line-through-style="none" style:text-line-through-type="none" style:font-name="Arial" fo:font-size="11.25pt" fo:font-style="normal" style:text-underline-style="none" fo:font-weight="normal" officeooo:rsid="003e45ea" officeooo:paragraph-rsid="003e45ea" style:text-blinking="false" fo:background-color="transparent"/>
    </style:style>
    <style:style style:name="P19" style:family="paragraph" style:parent-style-name="Heading_20_1">
      <style:paragraph-properties fo:margin-top="0.3335in" fo:margin-bottom="0.0835in" loext:contextual-spacing="false" fo:line-height="114%" fo:break-before="pag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0" style:family="paragraph" style:parent-style-name="Heading_20_1">
      <style:paragraph-properties fo:margin-top="0.3335in" fo:margin-bottom="0.0835in" loext:contextual-spacing="false" fo:line-height="114%"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1" style:family="paragraph" style:parent-style-name="Heading_20_1">
      <style:paragraph-properties fo:margin-top="0.3335in" fo:margin-bottom="0.0835in" loext:contextual-spacing="false" fo:line-height="114%" style:writing-mode="lr-tb"/>
      <style:text-properties fo:font-variant="normal" fo:text-transform="none" fo:color="#000000" style:text-line-through-style="none" style:text-line-through-type="none" style:font-name="Arial" fo:font-size="18pt" fo:font-style="normal" style:text-underline-style="none" fo:font-weight="bold" officeooo:paragraph-rsid="003e45ea" style:text-blinking="false" fo:background-color="transparent"/>
    </style:style>
    <style:style style:name="P22" style:family="paragraph" style:parent-style-name="Heading_20_1">
      <style:paragraph-properties fo:margin-top="0.3335in" fo:margin-bottom="0.0835in" loext:contextual-spacing="false" fo:line-height="114%" style:writing-mode="lr-tb"/>
      <style:text-properties fo:font-variant="normal" fo:text-transform="none" fo:color="#000000" style:text-line-through-style="none" style:text-line-through-type="none" style:font-name="Arial" fo:font-size="18pt" fo:font-style="normal" style:text-underline-style="none" fo:font-weight="bold" officeooo:rsid="003e45ea" officeooo:paragraph-rsid="003e45ea" style:text-blinking="false" fo:background-color="transparent"/>
    </style:style>
    <style:style style:name="P23" style:family="paragraph" style:parent-style-name="Heading_20_2">
      <style:paragraph-properties fo:margin-top="0.25in" fo:margin-bottom="0.0555in" loext:contextual-spacing="false" fo:line-height="114%"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24" style:family="paragraph" style:parent-style-name="Heading_20_2">
      <style:paragraph-properties fo:margin-top="0.25in" fo:margin-bottom="0.0555in" loext:contextual-spacing="false" fo:line-height="114%" style:writing-mode="lr-tb"/>
      <style:text-properties fo:font-variant="normal" fo:text-transform="none" fo:color="#000000" style:text-line-through-style="none" style:text-line-through-type="none" style:font-name="Arial" fo:font-size="14.25pt" fo:font-style="normal" style:text-underline-style="none" fo:font-weight="bold" officeooo:paragraph-rsid="003e45ea" style:text-blinking="false" fo:background-color="transparent"/>
    </style:style>
    <style:style style:name="P25" style:family="paragraph" style:parent-style-name="Heading_20_3">
      <style:paragraph-properties fo:margin-top="0.1945in" fo:margin-bottom="0.0555in" loext:contextual-spacing="false" fo:line-height="114%" style:writing-mode="lr-tb"/>
      <style:text-properties fo:font-variant="normal" fo:text-transform="none" fo:color="#666666" style:text-line-through-style="none" style:text-line-through-type="none" style:font-name="Arial" fo:font-size="12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25pt" fo:font-style="normal" style:text-underline-style="none" fo:font-weight="normal" officeooo:rsid="003b12a0"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3b12a0"/>
    </style:style>
    <style:style style:name="T8" style:family="text">
      <style:text-properties officeooo:rsid="003ce900"/>
    </style:style>
    <style:style style:name="T9" style:family="text">
      <style:text-properties officeooo:rsid="003e45e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b2ab436-4add-1cf0-64c4-c37e8120d665"/><text:line-break/><text:span text:style-name="T1"></text:span></text:p>
      <text:p text:style-name="P2"><text:a xlink:type="simple" xlink:href="https://docs.google.com/document/d/1FZNVKiLP5hmJv-ItcfilDIWTj3-GN5ghcq_12Sp5iEA/edit#heading=h.5iv0i2iofcvh" text:style-name="Internet_20_link" text:visited-style-name="Visited_20_Internet_20_Link"><text:span text:style-name="T6">Chapter 1 – The Basics</text:span></text:a></text:p>
      <text:p text:style-name="P3"><text:a xlink:type="simple" xlink:href="https://docs.google.com/document/d/1FZNVKiLP5hmJv-ItcfilDIWTj3-GN5ghcq_12Sp5iEA/edit#heading=h.ntnlustlrqys" text:style-name="Internet_20_link" text:visited-style-name="Visited_20_Internet_20_Link"><text:span text:style-name="T6">Goals &amp; Purpose</text:span></text:a></text:p>
      <text:p text:style-name="P3"><text:a xlink:type="simple" xlink:href="https://docs.google.com/document/d/1FZNVKiLP5hmJv-ItcfilDIWTj3-GN5ghcq_12Sp5iEA/edit#heading=h.wnywhsbi22w4" text:style-name="Internet_20_link" text:visited-style-name="Visited_20_Internet_20_Link"><text:span text:style-name="T6">Lesson 1 – Introduction &amp; Terminology</text:span></text:a></text:p>
      <text:p text:style-name="P4"><text:a xlink:type="simple" xlink:href="https://docs.google.com/document/d/1FZNVKiLP5hmJv-ItcfilDIWTj3-GN5ghcq_12Sp5iEA/edit#heading=h.8smdgct6nv6n" text:style-name="Internet_20_link" text:visited-style-name="Visited_20_Internet_20_Link"><text:span text:style-name="T6">Introduction</text:span></text:a></text:p>
      <text:p text:style-name="P4"><text:a xlink:type="simple" xlink:href="https://docs.google.com/document/d/1FZNVKiLP5hmJv-ItcfilDIWTj3-GN5ghcq_12Sp5iEA/edit#heading=h.9u9tuftefp2m" text:style-name="Internet_20_link" text:visited-style-name="Visited_20_Internet_20_Link"><text:span text:style-name="T6">Terminology</text:span></text:a></text:p>
      <text:p text:style-name="P3"><text:a xlink:type="simple" xlink:href="https://docs.google.com/document/d/1FZNVKiLP5hmJv-ItcfilDIWTj3-GN5ghcq_12Sp5iEA/edit#heading=h.jdp6crqfkl8v" text:style-name="Internet_20_link" text:visited-style-name="Visited_20_Internet_20_Link"><text:span text:style-name="T6">Lesson 2 – Footwork</text:span></text:a></text:p>
      <text:p text:style-name="P4"><text:a xlink:type="simple" xlink:href="https://docs.google.com/document/d/1FZNVKiLP5hmJv-ItcfilDIWTj3-GN5ghcq_12Sp5iEA/edit#heading=h.urero8xhyn6u" text:style-name="Internet_20_link" text:visited-style-name="Visited_20_Internet_20_Link"><text:span text:style-name="T6">Pass Traverse – Forward</text:span></text:a></text:p>
      <text:p text:style-name="P3"><text:a xlink:type="simple" xlink:href="https://docs.google.com/document/d/1FZNVKiLP5hmJv-ItcfilDIWTj3-GN5ghcq_12Sp5iEA/edit#heading=h.5y7mmkxqypx1" text:style-name="Internet_20_link" text:visited-style-name="Visited_20_Internet_20_Link"><text:span text:style-name="T6">Lesson 3 – Wards</text:span></text:a></text:p>
      <text:p text:style-name="P4"><text:a xlink:type="simple" xlink:href="https://docs.google.com/document/d/1FZNVKiLP5hmJv-ItcfilDIWTj3-GN5ghcq_12Sp5iEA/edit#heading=h.gyhnoxqfyll8" text:style-name="Internet_20_link" text:visited-style-name="Visited_20_Internet_20_Link"><text:span text:style-name="T6">Unicorn Ward</text:span></text:a></text:p>
      <text:p text:style-name="P4"><text:a xlink:type="simple" xlink:href="https://docs.google.com/document/d/1FZNVKiLP5hmJv-ItcfilDIWTj3-GN5ghcq_12Sp5iEA/edit#heading=h.gv8aspf7jt5q" text:style-name="Internet_20_link" text:visited-style-name="Visited_20_Internet_20_Link"><text:span text:style-name="T6">Narrow Iron Door Ward</text:span></text:a></text:p>
      <text:p text:style-name="P3"><text:a xlink:type="simple" xlink:href="https://docs.google.com/document/d/1FZNVKiLP5hmJv-ItcfilDIWTj3-GN5ghcq_12Sp5iEA/edit#heading=h.folcbj2ssu1q" text:style-name="Internet_20_link" text:visited-style-name="Visited_20_Internet_20_Link"><text:span text:style-name="T6">Lesson 4 – Blows</text:span></text:a></text:p>
      <text:p text:style-name="P3"><text:a xlink:type="simple" xlink:href="https://docs.google.com/document/d/1FZNVKiLP5hmJv-ItcfilDIWTj3-GN5ghcq_12Sp5iEA/edit#heading=h.fnlzt1y9tmeb" text:style-name="Internet_20_link" text:visited-style-name="Visited_20_Internet_20_Link"><text:span text:style-name="T6">Lesson 1 – Tempo</text:span></text:a></text:p>
      <text:p text:style-name="P3"><text:a xlink:type="simple" xlink:href="https://docs.google.com/document/d/1FZNVKiLP5hmJv-ItcfilDIWTj3-GN5ghcq_12Sp5iEA/edit#heading=h.efasnl24oydd" text:style-name="Internet_20_link" text:visited-style-name="Visited_20_Internet_20_Link"><text:span text:style-name="T6">Lesson 2 – Measure</text:span></text:a></text:p>
      <text:p text:style-name="P3"><text:a xlink:type="simple" xlink:href="https://docs.google.com/document/d/1FZNVKiLP5hmJv-ItcfilDIWTj3-GN5ghcq_12Sp5iEA/edit#heading=h.lqewg6rghtwp" text:style-name="Internet_20_link" text:visited-style-name="Visited_20_Internet_20_Link"><text:span text:style-name="T6">Lesson 4 – Starting the fight</text:span></text:a></text:p>
      <text:p text:style-name="P2"><text:a xlink:type="simple" xlink:href="https://docs.google.com/document/d/1FZNVKiLP5hmJv-ItcfilDIWTj3-GN5ghcq_12Sp5iEA/edit#heading=h.htckhpmjp5xi" text:style-name="Internet_20_link" text:visited-style-name="Visited_20_Internet_20_Link"><text:span text:style-name="T6">Chapter 2 – Drills</text:span></text:a></text:p>
      <text:p text:style-name="P3"><text:a xlink:type="simple" xlink:href="https://docs.google.com/document/d/1FZNVKiLP5hmJv-ItcfilDIWTj3-GN5ghcq_12Sp5iEA/edit#heading=h.qmwrx78se7qp" text:style-name="Internet_20_link" text:visited-style-name="Visited_20_Internet_20_Link"><text:span text:style-name="T6">Lesson 1 – Opponent Retreats, or Does Nothing</text:span></text:a></text:p>
      <text:p text:style-name="P3"><text:a xlink:type="simple" xlink:href="https://docs.google.com/document/d/1FZNVKiLP5hmJv-ItcfilDIWTj3-GN5ghcq_12Sp5iEA/edit#heading=h.80gin9wtptin" text:style-name="Internet_20_link" text:visited-style-name="Visited_20_Internet_20_Link"><text:span text:style-name="T6">Lesson 2 – Opponent cuts to your right side</text:span></text:a></text:p>
      <text:p text:style-name="P3"><text:a xlink:type="simple" xlink:href="https://docs.google.com/document/d/1FZNVKiLP5hmJv-ItcfilDIWTj3-GN5ghcq_12Sp5iEA/edit#heading=h.eocf59o8s4nd" text:style-name="Internet_20_link" text:visited-style-name="Visited_20_Internet_20_Link"><text:span text:style-name="T6">Lesson 3 – Opponent cuts to your left side</text:span></text:a></text:p>
      <text:p text:style-name="P3"><text:a xlink:type="simple" xlink:href="https://docs.google.com/document/d/1FZNVKiLP5hmJv-ItcfilDIWTj3-GN5ghcq_12Sp5iEA/edit#heading=h.2xox6ar1hlpf" text:style-name="Internet_20_link" text:visited-style-name="Visited_20_Internet_20_Link"><text:span text:style-name="T6">Lesson 4 – Opponent cuts to your leg</text:span></text:a></text:p>
      <text:p text:style-name="P3"><text:a xlink:type="simple" xlink:href="https://docs.google.com/document/d/1FZNVKiLP5hmJv-ItcfilDIWTj3-GN5ghcq_12Sp5iEA/edit#heading=h.zhfan82jlu0x" text:style-name="Internet_20_link" text:visited-style-name="Visited_20_Internet_20_Link"><text:span text:style-name="T6">Lesson 5 – Opponent thrusts overhand</text:span></text:a></text:p>
      <text:p text:style-name="P3"><text:a xlink:type="simple" xlink:href="https://docs.google.com/document/d/1FZNVKiLP5hmJv-ItcfilDIWTj3-GN5ghcq_12Sp5iEA/edit#heading=h.t1n9ek8p7l0q" text:style-name="Internet_20_link" text:visited-style-name="Visited_20_Internet_20_Link"><text:span text:style-name="T6">Lesson 6 – Opponent thrusts underhand at face</text:span></text:a></text:p>
      <text:p text:style-name="P2"><text:a xlink:type="simple" xlink:href="https://docs.google.com/document/d/1FZNVKiLP5hmJv-ItcfilDIWTj3-GN5ghcq_12Sp5iEA/edit#heading=h.n4rnc12pglei" text:style-name="Internet_20_link" text:visited-style-name="Visited_20_Internet_20_Link"><text:span text:style-name="T6">Chapter 3 – Fighting</text:span></text:a></text:p>
      <text:p text:style-name="P3"><text:a xlink:type="simple" xlink:href="https://docs.google.com/document/d/1FZNVKiLP5hmJv-ItcfilDIWTj3-GN5ghcq_12Sp5iEA/edit#heading=h.dfvqykwf6uha" text:style-name="Internet_20_link" text:visited-style-name="Visited_20_Internet_20_Link"><text:span text:style-name="T6">Lesson 1 – The Rules</text:span></text:a></text:p>
      <text:p text:style-name="P3"><text:a xlink:type="simple" xlink:href="https://docs.google.com/document/d/1FZNVKiLP5hmJv-ItcfilDIWTj3-GN5ghcq_12Sp5iEA/edit#heading=h.3d6hgp5kr77f" text:style-name="Internet_20_link" text:visited-style-name="Visited_20_Internet_20_Link"><text:span text:style-name="T6">Lesson 2 – Fencing is Physical Chess</text:span></text:a><text:span text:style-name="T2"></text:span></text:p>
      <text:p text:style-name="Text_20_body"/>
      <text:p text:style-name="P19">Chapter 1 – The Basics</text:p>
      <text:p text:style-name="P23">Goals &amp; Purpose</text:p>
      <text:p text:style-name="P5">The goal here is to give the student a rigid set of rules, with no discretionary <text:span text:style-name="T7">judgment</text:span> on how to apply these rules to sparring. <text:s/>This means that the focus is not on winning fights, but rather doing the right things.</text:p>
      <text:p text:style-name="P23">Lesson 1 – Introduction &amp; Terminology</text:p>
      <text:p text:style-name="P25">Introduction</text:p>
      <text:p text:style-name="P5">This series of lessons is aimed at the person with no knowledge of Bolognese style of swordsmanship an overview and some fundamentals of swordplay. <text:s/>While these lesson will not make you a sword master, they will give you an insight into what a sword fight looks like, some basic principles. <text:s/>Most importantly, mastery of these skills will allow you to acquit yourself well in any tournament or duel you fight in.</text:p>
      <text:p text:style-name="P5">Even for someone with more experience in swordplay, this will server as a good introduction to Bolognese single sword. <text:s/>Introducing fundamentals you may be familiar with, but maybe not the terminology. </text:p>
      <text:p text:style-name="P5">You should stay with these lessons until you’re able to do them at full speed with a partner.</text:p>
      <text:p text:style-name="P25">Terminology</text:p>
      <text:p text:style-name="P6">Overhand Thrust</text:p>
      <text:p text:style-name="P5">Thrust that starts high, and ends low. <text:s/>The thrust starts at shoulder height, or temple height and is aimed at the center of the chest, or belly.</text:p>
      <text:p text:style-name="P6">Underhand Thrust</text:p>
      <text:p text:style-name="P5">Thrust that starts low, and end high. <text:s/>Typically the thrust starts at waist height and is aimed at the upper chest, throat or face. <text:s/>The most common target is the face.</text:p>
      <text:p text:style-name="P6">Passing Step</text:p>
      <text:p text:style-name="P5">Moving forward or backward the front and back foot change position. <text:s/>Starting with one foot forward of the other, the back foot moves forward to be the front foot. <text:s/>Can also be done backwards where the front foot moves backward to become the back foot. <text:s/></text:p>
      <text:p text:style-name="P6">Traverse Step</text:p>
      <text:p text:style-name="P5">A step to the side. <text:s/>If you’re right foot forward, and going right, the right foot moves straight to the right, and the left foot follows. <text:s/>You should start facing your opponent, and end facing your opponent. <text:s/>This requires a slight turning of the body.</text:p>
      <text:p text:style-name="P6">Pass Traverse Step/Pass Forward Right or Pass Forward Left</text:p>
      <text:p text:style-name="P5">A passing step that involves one foot passing the other, and slightly to the right or left. <text:s/>If you’re left foot forward, the right foot moves forward, past the left, and slightly to the right, with the left following. <text:s/>The body should be angled towards the opponent.</text:p>
      <text:p text:style-name="P6">Short Edge</text:p>
      <text:p text:style-name="P5">See False Edge</text:p>
      <text:p text:style-name="P6">Long Edge</text:p>
      <text:p text:style-name="P5">See True Edge</text:p>
      <text:p text:style-name="P6">True Edge</text:p>
      <text:p text:style-name="P5">The edge of the blade in line with the knuckles.</text:p>
      <text:p text:style-name="P6">False Edge</text:p>
      <text:p text:style-name="P5">The edge of the blade not in line with the <text:span text:style-name="T7">knuckles</text:span></text:p>
      <text:p text:style-name="P6">Strong of the Blade</text:p>
      <text:p text:style-name="P5">The back half of the blade. <text:s/>Thinking of the blade as a lever, your stronger on your side of the middle (the fulcrum), then towards the front.</text:p>
      <text:p text:style-name="P6">Weak of the Blade</text:p>
      <text:p text:style-name="P5">The front half of the blade. <text:s/>The sword is a lever, and you opponent is on the side of the fulcrum (middle) that gives the best mechanical advantage when moving your blade.\</text:p>
      <text:p text:style-name="P23">Lesson 2<text:span text:style-name="T7"> – </text:span>Footwork</text:p>
      <text:p text:style-name="P9"><text:span text:style-name="T4">Footwork is what enables a </text:span><text:span text:style-name="T5">sword fighter</text:span><text:span text:style-name="T4"> to defend and attack safely. <text:s/>Too much footwork, and you can get caught in mid stride, not enough, and your opponent will always be at an advantage. <text:s/></text:span></text:p>
      <text:p text:style-name="Text_20_body"/>
      <text:p text:style-name="P5">The proper footwork is almost always a shoulder width in length, and on the ball of the foot. <text:s/>Tactical necessities will dictate the exact length of a step, but it should always be on the ball of the foot. <text:s/>The wider, or longer your step, the more time it takes. <text:s/>The wider, or longer your step, the more you change the angles between you and your opponent. <text:s/>These are both very important tactical considerations. <text:s/>As a novice, focus on making your footwork no more than a shoulder width in length, in any direction. <text:s/>This will keep you from making too many egregious mistakes.</text:p>
      <text:p text:style-name="Text_20_body"/>
      <text:p text:style-name="P5">There are a lot of different names for the way you move feet in Bolognese. <text:s/>They’re not really important right now, as a novice. <text:s/>All of them are nothing more than walking in different directions. <text:s/>We give them names for easier reference, but really, all you're doing is walking.</text:p>
      <text:p text:style-name="P25">Pass Traverse<text:span text:style-name="T8"> – </text:span>Forward</text:p>
      <text:p text:style-name="P5">Start with your left forward, feet shoulder width apart, left heel in line with the big toe of the right foot. <text:s/>Your feet form a rectangle, the width of your shoulders, and the depth of one of your feet. <text:s/>You should be balanced on the balls of your feet, and your heel should be slightly off the ground. <text:s/>Both feet should be facing forward, towards your opponent.</text:p>
      <text:p text:style-name="Text_20_body"/>
      <text:p text:style-name="P5">If you imagine a line extending forward from your feet, you’re going to move your right foot forward and to the right of the right–foot–line. <text:s/>Your right foot is still pointing at your opponent, so it’s at an angle, probably about 20–30 degrees to the left. <text:s/>Your left foot then follows your right.</text:p>
      <text:p text:style-name="Text_20_body"/>
      <text:p text:style-name="P5">You end up, right foot forward, feet shoulder width apart, right heel in line with left big toe. <text:s/>Your feet form a rectangle, the width of your shoulders, and the depth of one of your feet. <text:s/>Your balanced on the balls of your feet, and your heel should be slightly off the ground. <text:s/>Both feet are facing towards your opponent.</text:p>
      <text:p text:style-name="Text_20_body"/>
      <text:p text:style-name="P5">Notice that you started left foot forward, and ended right foot forward. <text:s/>Other than that, nothing has changed. <text:s/>Your feet start making a rectangle the width of your shoulders, and the depth of one of your feet, and end making the same rectangle. <text:s/>Your feet just form the opposite corners of that box. <text:s/>Your rectangle starts squared off with your opponent, and ends up slightly to the side, and at an angle to your opponent.</text:p>
      <text:p text:style-name="P23">Lesson 3<text:span text:style-name="T8"> – </text:span>Wards</text:p>
      <text:p text:style-name="P5">A ward is a starting point, and ending point of movement. <text:s/>It provides offensive and defensive capabilities. <text:s/>Understanding how wards work, and how to move from one ward, to another ward is a key concept in Bolognese swordplay. <text:s/>We’ll start by working with two wards, out of about a dozen possible wards.</text:p>
      <text:p text:style-name="P25">Unicorn Ward</text:p>
      <text:p text:style-name="P5">Start with your feet shoulder width in line, and parallel to each other. <text:s/>Hands down at your side. <text:s/>Step back with your right foot, so your right big toe is in line with your left heel, and shoulder width apart. <text:s/>Take your sword hand, and plant the back of it against your temple. <text:s/>If you’re right handed, the back of your right hand is against your temple. <text:s/>Left handed, against your left temple. <text:s/>Your elbow is back, and your forearm is parallel to the ground. <text:s/>You’re mostly on your front foot, and the front knee is bent.</text:p>
      <text:p text:style-name="Text_20_body"/>
      <text:p text:style-name="P5">This ward is excellent at delivering the overhand thrust, as well both forehand and backhand cuts. <text:s/>Coming into this ward allows you to deflect an incoming blow, and by stepping, letting the blow slide of the sword, allowing you to quickly counter attack your opponent.</text:p>
      <text:p text:style-name="Text_20_body"/>
      <text:p text:style-name="P5">This ward can be done with the left foot, or right foot forward. <text:s/>The hand position does not change with the feet.</text:p>
      <text:p text:style-name="P25">Narrow Iron Door Ward</text:p>
      <text:p text:style-name="P5">In the <text:span text:style-name="T8">Unicorn</text:span> Ward, the rectangle made with your feet has the long side facing towards your opponent. <text:s/>In this ward, we’ll be standing with the narrow edge of the rectangle towards our opponent.</text:p>
      <text:p text:style-name="Text_20_body"/>
      <text:p text:style-name="P5">Start with your feet parallel to each other, and a shoulder width apart, hands at your side. <text:s/>Slide the left foot back, so the left big toe is in line with your right heel. <text:s/>This puts the long side of the rectangle towards your opponent, so now we have to turn the rectangle. <text:s/>Do this by first turning your heel 45 degrees to the left. <text:s/>Then slide your left foot towards your right, so your heels are in line. <text:s/>Keep your shoulders and your hips inline, which means your right shoulder and hip are facing your opponent. <text:s/>You’re weight is over the front foot, and your front knee is bent. <text:s/>Your sword hand comes over your front knee, and the point of your sword is directed at your opponents heart.</text:p>
      <text:p text:style-name="Text_20_body"/>
      <text:p text:style-name="P5">This ward favors the underhand thrust, while offering fast forehand and backhand cuts to be delivered. <text:s/>The point keeps your opponent from rushing you. <text:s/>The narrowness of the ward limits the number of blows that your opponent can land, and allowing you to step defensively quickly out of the way.</text:p>
      <text:p text:style-name="P23">Lesson 4<text:span text:style-name="T8"> – </text:span>Blows</text:p>
      <text:p text:style-name="P5">Blows include both cuts and thrusts. <text:s/>There is a lot of ink on the subject of which is better, the cut or the thrust. <text:s/>In truth, reliance on one or the other is a weakness. <text:s/>Both are useful, and should be trained equally.</text:p>
      <text:p text:style-name="P5">There are 8 angles to cut. <text:s/>Each number shows the start of that cut. <text:s/>A half cut ends with the tip at roughly the center of the circle, <text:s/>while <text:span text:style-name="T8">a </text:span>full cut will end with the tip at the number at the opposite end of the circle.</text:p>
      <text:p text:style-name="P8"><text:span text:style-name="T3">There are two main thrusts, the overhand and underhand thrust. <text:s/>The overhand thrust starts at or slightly above shoulder height, and ends with the arm fully extended, ending in the opponent's upper chest. <text:s/>The underhand is a rising thrust, ending in the opponents chest.</text:span><draw:frame draw:style-name="fr1" draw:name="Image1" text:anchor-type="as-char" svg:width="6.0311in" svg:height="6.0209in" draw:z-index="0"><draw:image xlink:href="https://docs.google.com/drawings/d/sgJBgrw3x2NHptsGPZlZOow/image?w=579&amp;h=578&amp;rev=3&amp;ac=1" xlink:type="simple" xlink:show="embed" xlink:actuate="onLoad"/></draw:frame></text:p>
      <text:p text:style-name="P23">Lesson <text:span text:style-name="T9">5 – </text:span>Tempo </text:p>
      <text:p text:style-name="P5">Tempo is the time it takes to perform a single fencing action. <text:s/>It is not a measurement of time. <text:s/>A fencing action is either a <text:s/>single cut or thrust. <text:s/>We will sometimes use the words “single tempo” and “Two Tempo” to describe an action, usually a defensive action. <text:s/>Two Tempo actions are a defensive action, followed by the counterattack. <text:s/>Single tempo defenses combine the defensive and offensive actions into a single action.</text:p>
      <text:p text:style-name="Text_20_body"/>
      <text:p text:style-name="P5">In general there are 4 tempos</text:p>
      <text:list xml:id="list6075962802177738195" text:style-name="L7">
        <text:list-item>
          <text:p text:style-name="P10">The time of the hand</text:p>
        </text:list-item>
        <text:list-item>
          <text:p text:style-name="P10">The time of the hand &amp; body</text:p>
        </text:list-item>
        <text:list-item>
          <text:p text:style-name="P10">The time of the hand, body &amp; foot</text:p>
        </text:list-item>
        <text:list-item>
          <text:p text:style-name="P10">The time of the hand, body &amp; feet</text:p>
        </text:list-item>
      </text:list>
      <text:p text:style-name="Text_20_body"/>
      <text:p text:style-name="P5">The tempo of the hand can be further divided:</text:p>
      <text:list xml:id="list2876968392138753506" text:style-name="L8">
        <text:list-item>
          <text:p text:style-name="P11">Wrist</text:p>
        </text:list-item>
        <text:list-item>
          <text:p text:style-name="P11">Wrist &amp; elbow</text:p>
        </text:list-item>
        <text:list-item>
          <text:p text:style-name="P11">Wrist, Elbow, Shoulder</text:p>
        </text:list-item>
      </text:list>
      <text:p text:style-name="Text_20_body"/>
      <text:p text:style-name="P5">So, if you have move your foot to get into range to strike, and your opponent can defend with a wrist cut, your opponent has plenty of time to defend and counter you. <text:s/>In general, you want the shortest possible tempo to attack with, while giving your opponent the longest tempo defense possible.</text:p>
      <text:p text:style-name="Text_20_body"/>
      <text:p text:style-name="P5">Tempo is best understood when applied in fighting. <text:s/>I can explain it in theoretical terms for pages, give examples and pictures and until you take sword in hand and begin applying the concepts, it can still be difficult to understand.</text:p>
      <text:p text:style-name="P23">Lesson <text:span text:style-name="T9">6 – </text:span>Measure</text:p>
      <text:p text:style-name="P5">Measure is the relative distance between you and your opponent, and it’s not defined by meters or feet, but by the actions you can take. <text:s/>There are three measures:</text:p>
      <text:list xml:id="list8365036407184916103" text:style-name="L9">
        <text:list-item>
          <text:p text:style-name="P12">Out of measure<text:span text:style-name="T8"> – </text:span>need more than passing step or lunge to reach your target.</text:p>
        </text:list-item>
        <text:list-item>
          <text:p text:style-name="P12">In Measure – You can reach your target with a lunge or passing step.</text:p>
        </text:list-item>
        <text:list-item>
          <text:p text:style-name="P13"><text:span text:style-name="T4">Close Measure – You can touch your opponent with your hand.</text:span></text:p>
        </text:list-item>
      </text:list>
      <text:p text:style-name="P5">There are two measures in any fight, yours, and your opponents. <text:s/>If you opponent has a spear, and you have <text:s/>knife, you’ll be in measure to your opponent, while your opponent is out of your measure. <text:s/>The same can happen with two people who have disparate lengths of arm, legs or torso giving them significantly greater measure.</text:p>
      <text:p text:style-name="P20">Chapter 2 – <text:span text:style-name="T9">Rules for Fighting</text:span></text:p>
      <text:p text:style-name="P24"><text:span text:style-name="T9">Rule</text:span> <text:span text:style-name="T9">1</text:span> – <text:span text:style-name="T9">If you don't know what's going on, get out</text:span></text:p>
      <table:table table:name="Table7" table:style-name="Table7">
        <table:table-column table:style-name="Table7.A"/>
        <table:table-column table:style-name="Table7.B"/>
        <table:table-column table:style-name="Table7.C"/>
        <table:table-row>
          <table:table-cell table:style-name="Table7.A1" office:value-type="string">
            <text:p text:style-name="P17">Tempo</text:p>
          </table:table-cell>
          <table:table-cell table:style-name="Table7.A1" office:value-type="string">
            <text:p text:style-name="P17">Agent</text:p>
          </table:table-cell>
          <table:table-cell table:style-name="Table7.A1" office:value-type="string">
            <text:p text:style-name="P17">Patient</text:p>
          </table:table-cell>
        </table:table-row>
        <table:table-row>
          <table:table-cell table:style-name="Table7.A1" office:value-type="string">
            <text:p text:style-name="P17">0</text:p>
          </table:table-cell>
          <table:table-cell table:style-name="Table7.A1" office:value-type="string">
            <text:p text:style-name="P17">Unicorn Ward</text:p>
          </table:table-cell>
          <table:table-cell table:style-name="Table7.A1" office:value-type="string">
            <text:p text:style-name="P17">Any</text:p>
          </table:table-cell>
        </table:table-row>
        <table:table-row>
          <table:table-cell table:style-name="Table7.A1" office:value-type="string">
            <text:p text:style-name="P17">1</text:p>
          </table:table-cell>
          <table:table-cell table:style-name="Table7.A1" office:value-type="string">
            <text:p text:style-name="P17">Overhand Thrust, Pass Traverse, Long Ward</text:p>
          </table:table-cell>
          <table:table-cell table:style-name="Table7.A1" office:value-type="string">
            <text:p text:style-name="P17">does nothing, or retreats.</text:p>
          </table:table-cell>
        </table:table-row>
        <table:table-row>
          <table:table-cell table:style-name="Table7.A1" office:value-type="string">
            <text:p text:style-name="P17">2</text:p>
          </table:table-cell>
          <table:table-cell table:style-name="Table7.A1" office:value-type="string">
            <text:p text:style-name="P17">Underhand Thrust, Pass Traverse, Unicorn Ward.</text:p>
          </table:table-cell>
          <table:table-cell table:style-name="Table7.A1" office:value-type="string">
            <text:p text:style-name="P14"/>
          </table:table-cell>
        </table:table-row>
      </table:table>
      <text:p text:style-name="P24"><text:span text:style-name="T9">Rule</text:span> <text:span text:style-name="T9">2</text:span> – <text:span text:style-name="T9">Always Attack with a Provocation</text:span></text:p>
      <table:table table:name="Table8" table:style-name="Table8">
        <table:table-column table:style-name="Table8.A"/>
        <table:table-column table:style-name="Table8.B"/>
        <table:table-column table:style-name="Table8.C"/>
        <table:table-row>
          <table:table-cell table:style-name="Table8.A1" office:value-type="string">
            <text:p text:style-name="P17">Tempo</text:p>
          </table:table-cell>
          <table:table-cell table:style-name="Table8.A1" office:value-type="string">
            <text:p text:style-name="P17">Agent</text:p>
          </table:table-cell>
          <table:table-cell table:style-name="Table8.A1" office:value-type="string">
            <text:p text:style-name="P17">Patient</text:p>
          </table:table-cell>
        </table:table-row>
        <table:table-row>
          <table:table-cell table:style-name="Table8.A1" office:value-type="string">
            <text:p text:style-name="P17">0</text:p>
          </table:table-cell>
          <table:table-cell table:style-name="Table8.A1" office:value-type="string">
            <text:p text:style-name="P17">Unicorn Ward</text:p>
          </table:table-cell>
          <table:table-cell table:style-name="Table8.A1" office:value-type="string">
            <text:p text:style-name="P17">Any</text:p>
          </table:table-cell>
        </table:table-row>
        <table:table-row>
          <table:table-cell table:style-name="Table8.A1" office:value-type="string">
            <text:p text:style-name="P17">1</text:p>
          </table:table-cell>
          <table:table-cell table:style-name="Table8.A1" office:value-type="string">
            <text:p text:style-name="P17">Overhand Thrust, Pass Traverse, Long Ward</text:p>
          </table:table-cell>
          <table:table-cell table:style-name="Table8.A1" office:value-type="string">
            <text:p text:style-name="P17">does nothing, or retreats.</text:p>
          </table:table-cell>
        </table:table-row>
        <table:table-row>
          <table:table-cell table:style-name="Table8.A1" office:value-type="string">
            <text:p text:style-name="P17">2</text:p>
          </table:table-cell>
          <table:table-cell table:style-name="Table8.A1" office:value-type="string">
            <text:p text:style-name="P17">Underhand Thrust, Pass Traverse, Unicorn Ward.</text:p>
          </table:table-cell>
          <table:table-cell table:style-name="Table8.A1" office:value-type="string">
            <text:p text:style-name="P14"/>
          </table:table-cell>
        </table:table-row>
      </table:table>
      <text:p text:style-name="P24"/>
      <text:p text:style-name="P23"><text:span text:style-name="T9">Rule</text:span> <text:span text:style-name="T9">3</text:span> – Opponent Retreats, or Does Nothing</text:p>
      <table:table table:name="Table1" table:style-name="Table1">
        <table:table-column table:style-name="Table1.A"/>
        <table:table-column table:style-name="Table1.B"/>
        <table:table-column table:style-name="Table1.C"/>
        <table:table-row>
          <table:table-cell table:style-name="Table1.A1" office:value-type="string">
            <text:p text:style-name="P16">Tempo</text:p>
          </table:table-cell>
          <table:table-cell table:style-name="Table1.A1" office:value-type="string">
            <text:p text:style-name="P16">Agent</text:p>
          </table:table-cell>
          <table:table-cell table:style-name="Table1.A1" office:value-type="string">
            <text:p text:style-name="P16">Patient</text:p>
          </table:table-cell>
        </table:table-row>
        <table:table-row>
          <table:table-cell table:style-name="Table1.A1" office:value-type="string">
            <text:p text:style-name="P16">0</text:p>
          </table:table-cell>
          <table:table-cell table:style-name="Table1.A1" office:value-type="string">
            <text:p text:style-name="P16">Unicorn Ward</text:p>
          </table:table-cell>
          <table:table-cell table:style-name="Table1.A1" office:value-type="string">
            <text:p text:style-name="P16">Any</text:p>
          </table:table-cell>
        </table:table-row>
        <table:table-row>
          <table:table-cell table:style-name="Table1.A1" office:value-type="string">
            <text:p text:style-name="P16">1</text:p>
          </table:table-cell>
          <table:table-cell table:style-name="Table1.A1" office:value-type="string">
            <text:p text:style-name="P16">Overhand Thrust, Pass Traverse, Long Ward</text:p>
          </table:table-cell>
          <table:table-cell table:style-name="Table1.A1" office:value-type="string">
            <text:p text:style-name="P16">does nothing, or retreats.</text:p>
          </table:table-cell>
        </table:table-row>
        <table:table-row>
          <table:table-cell table:style-name="Table1.A1" office:value-type="string">
            <text:p text:style-name="P16">2</text:p>
          </table:table-cell>
          <table:table-cell table:style-name="Table1.A1" office:value-type="string">
            <text:p text:style-name="P16">Underhand Thrust, Pass Traverse, Unicorn Ward.</text:p>
          </table:table-cell>
          <table:table-cell table:style-name="Table1.A1" office:value-type="string">
            <text:p text:style-name="Table_20_Contents"/>
          </table:table-cell>
        </table:table-row>
      </table:table>
      <text:p text:style-name="P23"><text:span text:style-name="T9">Rule</text:span> <text:span text:style-name="T9">4</text:span> – Opponent cuts to your right side</text:p>
      <table:table table:name="Table2" table:style-name="Table2">
        <table:table-column table:style-name="Table2.A"/>
        <table:table-column table:style-name="Table2.B"/>
        <table:table-column table:style-name="Table2.C"/>
        <table:table-row>
          <table:table-cell table:style-name="Table2.A1" office:value-type="string">
            <text:p text:style-name="P16">Tempo</text:p>
          </table:table-cell>
          <table:table-cell table:style-name="Table2.A1" office:value-type="string">
            <text:p text:style-name="P16">Patient</text:p>
          </table:table-cell>
          <table:table-cell table:style-name="Table2.A1" office:value-type="string">
            <text:p text:style-name="P16">Agent</text:p>
          </table:table-cell>
        </table:table-row>
        <table:table-row>
          <table:table-cell table:style-name="Table2.A1" office:value-type="string">
            <text:p text:style-name="P16">0</text:p>
          </table:table-cell>
          <table:table-cell table:style-name="Table2.A1" office:value-type="string">
            <text:p text:style-name="P16">Unicorn Ward</text:p>
          </table:table-cell>
          <table:table-cell table:style-name="Table2.A1" office:value-type="string">
            <text:p text:style-name="P16">Any</text:p>
          </table:table-cell>
        </table:table-row>
        <table:table-row>
          <table:table-cell table:style-name="Table2.A1" office:value-type="string">
            <text:p text:style-name="P16">1</text:p>
          </table:table-cell>
          <table:table-cell table:style-name="Table2.A1" office:value-type="string">
            <text:p text:style-name="P16">Overhand Thrust, Pass Traverse, Narrow Iron Door</text:p>
          </table:table-cell>
          <table:table-cell table:style-name="Table2.A1" office:value-type="string">
            <text:p text:style-name="P16">Any</text:p>
          </table:table-cell>
        </table:table-row>
        <table:table-row>
          <table:table-cell table:style-name="Table2.A1" office:value-type="string">
            <text:p text:style-name="P16">2</text:p>
          </table:table-cell>
          <table:table-cell table:style-name="Table2.A1" office:value-type="string">
            <text:p text:style-name="P16">Half True cut 2, Slight step to the left,</text:p>
          </table:table-cell>
          <table:table-cell table:style-name="Table2.A1" office:value-type="string">
            <text:p text:style-name="P16">Full True cut 2</text:p>
          </table:table-cell>
        </table:table-row>
        <table:table-row>
          <table:table-cell table:style-name="Table2.A1" office:value-type="string">
            <text:p text:style-name="P16">3</text:p>
          </table:table-cell>
          <table:table-cell table:style-name="Table2.A1" office:value-type="string">
            <text:p text:style-name="P16">Overhand Thrust, Step or Pass Traverse, Narrow Iron Door</text:p>
          </table:table-cell>
          <table:table-cell table:style-name="Table2.A1" office:value-type="string">
            <text:p text:style-name="Table_20_Contents"/>
          </table:table-cell>
        </table:table-row>
      </table:table>
      <text:p text:style-name="P23"><text:span text:style-name="T9">Rule</text:span> <text:span text:style-name="T9">5</text:span> – Opponent cuts to your left side</text:p>
      <table:table table:name="Table3" table:style-name="Table3">
        <table:table-column table:style-name="Table3.A"/>
        <table:table-column table:style-name="Table3.B"/>
        <table:table-column table:style-name="Table3.C"/>
        <table:table-row>
          <table:table-cell table:style-name="Table3.A1" office:value-type="string">
            <text:p text:style-name="P16">Tempo</text:p>
          </table:table-cell>
          <table:table-cell table:style-name="Table3.A1" office:value-type="string">
            <text:p text:style-name="P16">Patient</text:p>
          </table:table-cell>
          <table:table-cell table:style-name="Table3.A1" office:value-type="string">
            <text:p text:style-name="P16">Agent</text:p>
          </table:table-cell>
        </table:table-row>
        <table:table-row>
          <table:table-cell table:style-name="Table3.A1" office:value-type="string">
            <text:p text:style-name="P16">0</text:p>
          </table:table-cell>
          <table:table-cell table:style-name="Table3.A1" office:value-type="string">
            <text:p text:style-name="P16">Unicorn Ward</text:p>
          </table:table-cell>
          <table:table-cell table:style-name="Table3.A1" office:value-type="string">
            <text:p text:style-name="P16">Any</text:p>
          </table:table-cell>
        </table:table-row>
        <table:table-row>
          <table:table-cell table:style-name="Table3.A1" office:value-type="string">
            <text:p text:style-name="P16">1</text:p>
          </table:table-cell>
          <table:table-cell table:style-name="Table3.A1" office:value-type="string">
            <text:p text:style-name="P16">Overhand Thrust, Pass Traverse, Narrow Iron Door</text:p>
          </table:table-cell>
          <table:table-cell table:style-name="Table3.A1" office:value-type="string">
            <text:p text:style-name="P16">Any</text:p>
          </table:table-cell>
        </table:table-row>
        <table:table-row>
          <table:table-cell table:style-name="Table3.A1" office:value-type="string">
            <text:p text:style-name="P16">2</text:p>
          </table:table-cell>
          <table:table-cell table:style-name="Table3.A1" office:value-type="string">
            <text:p text:style-name="P16">Half True cut 2, Slight step to the left, </text:p>
          </table:table-cell>
          <table:table-cell table:style-name="Table3.A1" office:value-type="string">
            <text:p text:style-name="P16">Full, True cut 2</text:p>
          </table:table-cell>
        </table:table-row>
        <table:table-row>
          <table:table-cell table:style-name="Table3.A1" office:value-type="string">
            <text:p text:style-name="P16">3</text:p>
          </table:table-cell>
          <table:table-cell table:style-name="Table3.A1" office:value-type="string">
            <text:p text:style-name="P16">Overhand thrust to Belly/thigh, pass traverse, Narrow Iron Door</text:p>
          </table:table-cell>
          <table:table-cell table:style-name="Table3.A1" office:value-type="string">
            <text:p text:style-name="Table_20_Contents"/>
          </table:table-cell>
        </table:table-row>
      </table:table>
      <text:p text:style-name="P23"><text:span text:style-name="T9">Rule</text:span> <text:span text:style-name="T9">6</text:span> – Opponent cuts to your leg</text:p>
      <table:table table:name="Table4" table:style-name="Table4">
        <table:table-column table:style-name="Table4.A"/>
        <table:table-column table:style-name="Table4.B"/>
        <table:table-column table:style-name="Table4.C"/>
        <table:table-row>
          <table:table-cell table:style-name="Table4.A1" office:value-type="string">
            <text:p text:style-name="P16">Tempo</text:p>
          </table:table-cell>
          <table:table-cell table:style-name="Table4.A1" office:value-type="string">
            <text:p text:style-name="P16">Patient</text:p>
          </table:table-cell>
          <table:table-cell table:style-name="Table4.A1" office:value-type="string">
            <text:p text:style-name="P16">Agent</text:p>
          </table:table-cell>
        </table:table-row>
        <table:table-row>
          <table:table-cell table:style-name="Table4.A1" office:value-type="string">
            <text:p text:style-name="P16">0</text:p>
          </table:table-cell>
          <table:table-cell table:style-name="Table4.A1" office:value-type="string">
            <text:p text:style-name="P16">Unicorn</text:p>
          </table:table-cell>
          <table:table-cell table:style-name="Table4.A1" office:value-type="string">
            <text:p text:style-name="P16">Any</text:p>
          </table:table-cell>
        </table:table-row>
        <table:table-row>
          <table:table-cell table:style-name="Table4.A1" office:value-type="string">
            <text:p text:style-name="P16">1</text:p>
          </table:table-cell>
          <table:table-cell table:style-name="Table4.A1" office:value-type="string">
            <text:p text:style-name="P16">Overhand Thrust, Pass traverse, Narrow Iron Door</text:p>
          </table:table-cell>
          <table:table-cell table:style-name="Table4.A1" office:value-type="string">
            <text:p text:style-name="P16">Any</text:p>
          </table:table-cell>
        </table:table-row>
        <table:table-row>
          <table:table-cell table:style-name="Table4.A1" office:value-type="string">
            <text:p text:style-name="P16">2</text:p>
          </table:table-cell>
          <table:table-cell table:style-name="Table4.A1" office:value-type="string">
            <text:p text:style-name="P16">Defend with a true half cut 6, thrust to the body, covering the sword crossing with the hand</text:p>
          </table:table-cell>
          <table:table-cell table:style-name="Table4.A1" office:value-type="string">
            <text:p text:style-name="P16">Rising cut to lead leg</text:p>
          </table:table-cell>
        </table:table-row>
      </table:table>
      <text:p text:style-name="P23"><text:span text:style-name="T9">Rule</text:span> <text:span text:style-name="T9">7</text:span> – Opponent thrusts overhand</text:p>
      <table:table table:name="Table5" table:style-name="Table5">
        <table:table-column table:style-name="Table5.A"/>
        <table:table-column table:style-name="Table5.B"/>
        <table:table-column table:style-name="Table5.C"/>
        <table:table-row>
          <table:table-cell table:style-name="Table5.A1" office:value-type="string">
            <text:p text:style-name="P16">Tempo</text:p>
          </table:table-cell>
          <table:table-cell table:style-name="Table5.A1" office:value-type="string">
            <text:p text:style-name="P16">Patient</text:p>
          </table:table-cell>
          <table:table-cell table:style-name="Table5.A1" office:value-type="string">
            <text:p text:style-name="P16">Agent</text:p>
          </table:table-cell>
        </table:table-row>
        <table:table-row>
          <table:table-cell table:style-name="Table5.A1" office:value-type="string">
            <text:p text:style-name="P16">0</text:p>
          </table:table-cell>
          <table:table-cell table:style-name="Table5.A1" office:value-type="string">
            <text:p text:style-name="P16">Unicorn</text:p>
          </table:table-cell>
          <table:table-cell table:style-name="Table5.A1" office:value-type="string">
            <text:p text:style-name="P16">Any</text:p>
          </table:table-cell>
        </table:table-row>
        <table:table-row>
          <table:table-cell table:style-name="Table5.A1" office:value-type="string">
            <text:p text:style-name="P16">1</text:p>
          </table:table-cell>
          <table:table-cell table:style-name="Table5.A1" office:value-type="string">
            <text:p text:style-name="P16">Overhand thrust, Pass traverse, Narrow Iron Door</text:p>
          </table:table-cell>
          <table:table-cell table:style-name="Table5.A1" office:value-type="string">
            <text:p text:style-name="P16">Overhand Thrust</text:p>
          </table:table-cell>
        </table:table-row>
        <table:table-row>
          <table:table-cell table:style-name="Table5.A1" office:value-type="string">
            <text:p text:style-name="P16">2</text:p>
          </table:table-cell>
          <table:table-cell table:style-name="Table5.A1" office:value-type="string">
            <text:p text:style-name="P16">Entering Guard, pass traverse, Unicorn</text:p>
          </table:table-cell>
          <table:table-cell table:style-name="Table5.A1" office:value-type="string">
            <text:p text:style-name="Table_20_Contents"/>
          </table:table-cell>
        </table:table-row>
      </table:table>
      <text:p text:style-name="P23"><text:span text:style-name="T9">Rule</text:span> <text:span text:style-name="T9">8</text:span> – Opponent thrusts underhand at face</text:p>
      <table:table table:name="Table6" table:style-name="Table6">
        <table:table-column table:style-name="Table6.A"/>
        <table:table-column table:style-name="Table6.B"/>
        <table:table-column table:style-name="Table6.C"/>
        <table:table-row>
          <table:table-cell table:style-name="Table6.A1" office:value-type="string">
            <text:p text:style-name="P16">Tempo</text:p>
          </table:table-cell>
          <table:table-cell table:style-name="Table6.A1" office:value-type="string">
            <text:p text:style-name="P16">Patient</text:p>
          </table:table-cell>
          <table:table-cell table:style-name="Table6.A1" office:value-type="string">
            <text:p text:style-name="P16">Agent</text:p>
          </table:table-cell>
        </table:table-row>
        <table:table-row>
          <table:table-cell table:style-name="Table6.A1" office:value-type="string">
            <text:p text:style-name="P16">0</text:p>
          </table:table-cell>
          <table:table-cell table:style-name="Table6.A1" office:value-type="string">
            <text:p text:style-name="P16">Unicorn</text:p>
          </table:table-cell>
          <table:table-cell table:style-name="Table6.A1" office:value-type="string">
            <text:p text:style-name="P16">Any</text:p>
          </table:table-cell>
        </table:table-row>
        <table:table-row>
          <table:table-cell table:style-name="Table6.A1" office:value-type="string">
            <text:p text:style-name="P16">1</text:p>
          </table:table-cell>
          <table:table-cell table:style-name="Table6.A1" office:value-type="string">
            <text:p text:style-name="P16">Overhand thrust, Pass traverse, Narrow Iron Door</text:p>
          </table:table-cell>
          <table:table-cell table:style-name="Table6.A1" office:value-type="string">
            <text:p text:style-name="P16">Defends however</text:p>
          </table:table-cell>
        </table:table-row>
        <table:table-row>
          <table:table-cell table:style-name="Table6.A1" office:value-type="string">
            <text:p text:style-name="P16">2</text:p>
          </table:table-cell>
          <table:table-cell table:style-name="Table6.A1" office:value-type="string">
            <text:p text:style-name="P16">Half Cut 1, Thrust, Pass Traverse, Narrow Iron Door</text:p>
          </table:table-cell>
          <table:table-cell table:style-name="Table6.A1" office:value-type="string">
            <text:p text:style-name="P16">Underhand thrust</text:p>
          </table:table-cell>
        </table:table-row>
      </table:table>
      <text:p text:style-name="P22">Rule 3a – Single Tempo Defense against Attack to your right</text:p>
      <table:table table:name="Table9" table:style-name="Table9">
        <table:table-column table:style-name="Table9.A"/>
        <table:table-column table:style-name="Table9.B"/>
        <table:table-column table:style-name="Table9.C"/>
        <table:table-row>
          <table:table-cell table:style-name="Table9.A1" office:value-type="string">
            <text:p text:style-name="P15">Tempo</text:p>
          </table:table-cell>
          <table:table-cell table:style-name="Table9.A1" office:value-type="string">
            <text:p text:style-name="P15">Patient</text:p>
          </table:table-cell>
          <table:table-cell table:style-name="Table9.C1" office:value-type="string">
            <text:p text:style-name="P15">Agent</text:p>
          </table:table-cell>
        </table:table-row>
        <table:table-row>
          <table:table-cell table:style-name="Table9.A2" office:value-type="string">
            <text:p text:style-name="P15">0</text:p>
          </table:table-cell>
          <table:table-cell table:style-name="Table9.A2" office:value-type="string">
            <text:p text:style-name="P15">Unicorn</text:p>
          </table:table-cell>
          <table:table-cell table:style-name="Table9.C2" office:value-type="string">
            <text:p text:style-name="P15">Any</text:p>
          </table:table-cell>
        </table:table-row>
        <table:table-row>
          <table:table-cell table:style-name="Table9.A2" office:value-type="string">
            <text:p text:style-name="P15">1</text:p>
          </table:table-cell>
          <table:table-cell table:style-name="Table9.A2" office:value-type="string">
            <text:p text:style-name="P17">Overhand thrust, Pass traverse, Narrow Iron Door</text:p>
          </table:table-cell>
          <table:table-cell table:style-name="Table9.C2" office:value-type="string">
            <text:p text:style-name="P17">Defends however</text:p>
            <text:p text:style-name="P17"/>
          </table:table-cell>
        </table:table-row>
        <table:table-row>
          <table:table-cell table:style-name="Table9.A2" office:value-type="string">
            <text:p text:style-name="P15">2</text:p>
          </table:table-cell>
          <table:table-cell table:style-name="Table9.A2" office:value-type="string">
            <text:p text:style-name="P18">Defend with a Cut 3, that turns into a thrust</text:p>
          </table:table-cell>
          <table:table-cell table:style-name="Table9.C2" office:value-type="string">
            <text:p text:style-name="P18">Cut 2</text:p>
          </table:table-cell>
        </table:table-row>
      </table:table>
      <text:p text:style-name="P22">Rule 4a – Single Tempo Defense against Attack to your left</text:p>
      <table:table table:name="Table10" table:style-name="Table10">
        <table:table-column table:style-name="Table10.A"/>
        <table:table-column table:style-name="Table10.B"/>
        <table:table-column table:style-name="Table10.C"/>
        <table:table-row>
          <table:table-cell table:style-name="Table10.A1" office:value-type="string">
            <text:p text:style-name="P15">Tempo</text:p>
          </table:table-cell>
          <table:table-cell table:style-name="Table10.A1" office:value-type="string">
            <text:p text:style-name="P15">Patient</text:p>
          </table:table-cell>
          <table:table-cell table:style-name="Table10.C1" office:value-type="string">
            <text:p text:style-name="P15">Agent</text:p>
          </table:table-cell>
        </table:table-row>
        <table:table-row>
          <table:table-cell table:style-name="Table10.A2" office:value-type="string">
            <text:p text:style-name="P15">0</text:p>
          </table:table-cell>
          <table:table-cell table:style-name="Table10.A2" office:value-type="string">
            <text:p text:style-name="P15">Unicorn</text:p>
          </table:table-cell>
          <table:table-cell table:style-name="Table10.C2" office:value-type="string">
            <text:p text:style-name="P15">Any</text:p>
          </table:table-cell>
        </table:table-row>
        <table:table-row>
          <table:table-cell table:style-name="Table10.A2" office:value-type="string">
            <text:p text:style-name="P15">1</text:p>
          </table:table-cell>
          <table:table-cell table:style-name="Table10.A2" office:value-type="string">
            <text:p text:style-name="P17">Overhand thrust, Pass traverse, Narrow Iron Door</text:p>
          </table:table-cell>
          <table:table-cell table:style-name="Table10.C2" office:value-type="string">
            <text:p text:style-name="P17">Defends however</text:p>
            <text:p text:style-name="P17"/>
          </table:table-cell>
        </table:table-row>
        <table:table-row>
          <table:table-cell table:style-name="Table10.A2" office:value-type="string">
            <text:p text:style-name="P15">2</text:p>
          </table:table-cell>
          <table:table-cell table:style-name="Table10.A2" office:value-type="string">
            <text:p text:style-name="P18">Defend with a Cut 4, that turns into a thrust</text:p>
          </table:table-cell>
          <table:table-cell table:style-name="Table10.C2" office:value-type="string">
            <text:p text:style-name="P18">Cut 1</text:p>
          </table:table-cell>
        </table:table-row>
      </table:table>
      <text:p text:style-name="P21">Chapter 3 – Fightin<text:span text:style-name="T9">g</text:span></text:p>
      <text:p text:style-name="P23">Lesson <text:span text:style-name="T9">1</text:span> – Fencing is Physical Chess</text:p>
      <text:p text:style-name="P5">Now it’s time to begin understanding how all of the above drills begin to fit together in a fight. <text:s/>The objective of this lesson is to simply think of fencing in terms of chess, move and counter move. <text:s/>There are a lot of things that you can do in a full speed fight that you won’t be able to do in this drill. <text:s/>That’s fine, you can’t do fancy things until you understand the basics.</text:p>
      <text:p text:style-name="P9"/>
      <text:p text:style-name="P9"><text:span text:style-name="T4">One person chooses a ward (the Patient), then the other person chooses a ward (the Agent). <text:s/>The second person also sets the starting measure. <text:s/>Make sure to follow the rules above when starting, but don’t be afraid to experiment and see what happens.</text:span></text:p>
      <text:p text:style-name="Text_20_body"/>
      <text:p text:style-name="P5">The person who chose a ward first then gets to do a single fencing action (ie a takes a tempo). <text:s/>The opponent can then choose to interrupt the action. <text:s/>Then the opponent takes their turn.</text:p>
      <text:p text:style-name="Text_20_body"/>
      <text:p text:style-name="P5">Should the Agent choose to interrupt the Patients tempo, the next tempo is the Agents. <text:s/>The Patient may then choose to interrupt the Agent’s tempo, but may not interrupt the interrupt.</text:p>
      <text:p text:style-name="Text_20_body"/>
      <text:p text:style-name="P7">Let’s say we have to fighter John &amp; Mary. <text:s/>John is the Patient, and Mary is the Agent. <text:s/>John chooses Unicorn, and Mary chooses Narrow Iron Door, and is well out of measure. <text:s/>John realizes he can’t throw a good provocation, and closes distance by stepping forward and right, while thrusting and transitions to Narrow Iron Door. <text:s/>Johns’ tempo brought him in closer, so his next tempo should result in a good provocation. <text:s/></text:p>
      <text:p text:style-name="Text_20_body"/>
      <text:p text:style-name="P7">Mary chooses not to interrupt John’s tempo. <text:s/>It’s her tempo to act, and she chooses to provoke with a thrust and <text:s/>a step forward and right. <text:s/>John chooses to interrupt Mary’s tempo, and Mary resets back to where she was. <text:s/>Slowly, and moving at the same time, John makes a half–cut 2, defending Mary’s attack.</text:p>
      <text:p text:style-name="Text_20_body"/>
      <text:p text:style-name="P7">It’s Johns tempo, even though he just moved on the interrupt. <text:s/>John decides to thrust with a step, hitting Mary. <text:s/>Mary decides to interrupt John’s attack. <text:s/>John resets back to where he was. While moving slowly and at the same time, Mary is able to defend the thrust, and John runs himself on her swor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Georgia" svg:font-family="Georgia"/>
    <style:font-face style:name="Consolas1" svg:font-family="Consolas"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onsolas"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Consolas"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fo:font-size="11pt" fo:font-style="normal" style:text-underline-style="none" fo:font-weight="normal" style:font-name-asian="Arial1" style:font-family-asian="Arial" style:font-family-generic-asian="swiss" style:font-pitch-asian="variable" style:font-size-asian="11pt" style:font-style-asian="normal" style:font-weight-asian="normal" style:font-name-complex="Arial1"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0835in"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25in" fo:margin-bottom="0.0555in" loext:contextual-spacing="false" fo:line-height="115%"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31</meta:editing-cycles>
    <dc:date>2014-10-25T22:33:17.374000000</dc:date>
    <meta:editing-duration>P1DT3H57M22S</meta:editing-duration>
    <meta:document-statistic meta:table-count="10" meta:image-count="1" meta:object-count="0" meta:page-count="1" meta:paragraph-count="239" meta:word-count="2736" meta:character-count="15141" meta:non-whitespace-character-count="12505"/>
  </office:meta>
</office:document-meta>
</file>